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LuceneCriterionBean.setField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CriterionBean.get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CriterionBean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LuceneCriterionBean.SimpleLuceneCriterion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LuceneCriterionBean.SimpleLuceneCriterionBean( String field , String match , String 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LuceneCriterionBea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CriterionBean.getQuery( Analyzer analyzer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21">
            <text:p text:style-name="Table_20_Contents">21</text:p>
          </table:table-cell>
          <table:table-cell office:value-type="float" office:value="72">
            <text:p text:style-name="Table_20_Contents">72</text:p>
          </table:table-cell>
        </table:table-row>
        <table:table-row>
          <table:table-cell office:value-type="string">
            <text:p text:style-name="Table_20_Contents">SimpleLuceneCriterionBean.getTe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CriterionBean.setTerm( String 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CriterionBean.setMatch( String ma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CriterionBean.ge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CriterionBean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uceneCriterionBean.isProhibi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